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b2f78" officeooo:paragraph-rsid="000b2f78"/>
    </style:style>
    <style:style style:name="P2" style:family="paragraph" style:parent-style-name="Standard">
      <style:text-properties officeooo:rsid="000b2f78" officeooo:paragraph-rsid="000b2f78"/>
    </style:style>
    <style:style style:name="P3" style:family="paragraph" style:parent-style-name="Standard">
      <style:paragraph-properties fo:break-before="page"/>
      <style:text-properties officeooo:rsid="000b929c" officeooo:paragraph-rsid="000b929c"/>
    </style:style>
    <style:style style:name="P4" style:family="paragraph" style:parent-style-name="Standard">
      <style:text-properties officeooo:rsid="000b929c" officeooo:paragraph-rsid="000b92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- El nivel en el que se describe la estructura física de la base de datos, a través de un esquema interno encargado de detallar el sistema de almacenamiento de la base de datos y sus métodos de acceso, es:</text:p>
      <text:p text:style-name="P2">Seleccione una:</text:p>
      <text:p text:style-name="P2">a) Nivel conceptual.</text:p>
      <text:p text:style-name="P2">b) Nivel lógico.</text:p>
      <text:p text:style-name="P2">c) Nivel externo.</text:p>
      <text:p text:style-name="P2">d) Nivel interno.</text:p>
      <text:p text:style-name="P2"/>
      <text:p text:style-name="P2">2.- Los registros están divididos en campos que contienen cada una de las informaciones elementales que forman un registro.</text:p>
      <text:p text:style-name="P2">¿Verdadero o Falso?</text:p>
      <text:p text:style-name="P2"/>
      <text:p text:style-name="P2">3.- Al número de registros físicos que entran en un registro lógico se le conoce con el nombre de factor de blocaje </text:p>
      <text:p text:style-name="P2">¿Verdadero o Falso?</text:p>
      <text:p text:style-name="P2"/>
      <text:p text:style-name="P2">4.- Al tipo de ficheros que almacenan datos de una aplicación que no pueden ser mantenidos en memoria principal por falta de espacio, se le denomina ficheros intermedios.</text:p>
      <text:p text:style-name="P2">¿Verdadero o Falso?</text:p>
      <text:p text:style-name="P2"/>
      <text:p text:style-name="P2">5.- En el modelo relacional de base de datos, las tablas deben cumplir una serie de requisitos ¿Cuál de los siguientes no es correcto?</text:p>
      <text:p text:style-name="P2">Seleccione una:</text:p>
      <text:p text:style-name="P2">a) La tabla sólo puede tener un tipo de registro.</text:p>
      <text:p text:style-name="P2">b) Todos los campos son del mismo tipo.</text:p>
      <text:p text:style-name="P2">c) No existen campos o atributos repetidos.</text:p>
      <text:p text:style-name="P2">d) No existen registros duplicados.</text:p>
      <text:p text:style-name="P2"/>
      <text:p text:style-name="P2">6.- Al conjunto de valores que puede tomar un determinado atributo, se le denomina dominio </text:p>
      <text:p text:style-name="P2">¿Verdadero o falso?</text:p>
      <text:p text:style-name="P2"/>
      <text:p text:style-name="P2">7.- Dentro de las funciones de los sistemas gestores de bases de datos, la función de descripción se realiza mediante el lenguaje:</text:p>
      <text:p text:style-name="P2">a) DML</text:p>
      <text:p text:style-name="P2">b) DCL</text:p>
      <text:p text:style-name="P2">c) DDL</text:p>
      <text:p text:style-name="P2">d) SCL</text:p>
      <text:p text:style-name="P2"/>
      <text:p text:style-name="P2">8.- En los ficheros de acceso directo se puede acceder a un registro indicando la posición relativa del mismo dentro del archivo o bien, a través de una clave que forma parte del registro como un campo más </text:p>
      <text:p text:style-name="P2">¿Verdadero o Falso?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9.- El nivel en el que se describe la estructura física de la base de datos a través de un esquema encargado de detallar el sistema de almacenamiento de la base de datos y su métodos de acceso es:</text:p>
      <text:p text:style-name="P2"><text:s/>Seleccione una:</text:p>
      <text:p text:style-name="P2">a) Nivel básico.</text:p>
      <text:p text:style-name="P2">b) Nivel conceptual.</text:p>
      <text:p text:style-name="P2">c) Nivel interno.</text:p>
      <text:p text:style-name="P2">d) Nivel lógico.</text:p>
      <text:p text:style-name="P2"/>
      <text:p text:style-name="P2">10.- La forma visual del modelo jerárquico de base de datos es de árbol, en la parte inferior están los padres y en la parte superior los hijos. </text:p>
      <text:p text:style-name="P2">¿Verdadero o Falso?</text:p>
      <text:p text:style-name="P2"/>
      <text:p text:style-name="P3">RESPUESTAS:</text:p>
      <text:p text:style-name="P4">1.- D Nivel interno</text:p>
      <text:p text:style-name="P4">2.- Verdadero</text:p>
      <text:p text:style-name="P4">3.- Falso</text:p>
      <text:p text:style-name="P4">4.- Falso</text:p>
      <text:p text:style-name="P4">5.- B Todos los campos son del mismo tipo</text:p>
      <text:p text:style-name="P4">6.- Verdadero</text:p>
      <text:p text:style-name="P4">7.- C DDL </text:p>
      <text:p text:style-name="P4">8.- Verdadero</text:p>
      <text:p text:style-name="P4">9.- Nivel interno</text:p>
      <text:p text:style-name="P4">10.- Falso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2f78" officeooo:paragraph-rsid="000b2f7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TEST TEMA 1 INTENTO 1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2:14:24.495000000</meta:creation-date>
    <meta:generator>LibreOffice/7.4.5.1$Windows_X86_64 LibreOffice_project/9c0871452b3918c1019dde9bfac75448afc4b57f</meta:generator>
    <dc:date>2023-09-23T12:28:48.925000000</dc:date>
    <meta:editing-duration>PT14M24S</meta:editing-duration>
    <meta:editing-cycles>2</meta:editing-cycles>
    <meta:document-statistic meta:table-count="0" meta:image-count="0" meta:object-count="0" meta:page-count="3" meta:paragraph-count="47" meta:word-count="398" meta:character-count="2193" meta:non-whitespace-character-count="1836"/>
  </office:meta>
</office:document-meta>
</file>